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8dd" officeooo:paragraph-rsid="0011b8dd"/>
    </style:style>
    <style:style style:name="P2" style:family="paragraph" style:parent-style-name="Standard">
      <style:text-properties officeooo:rsid="00122d2f" officeooo:paragraph-rsid="00122d2f"/>
    </style:style>
    <style:style style:name="P3" style:family="paragraph" style:parent-style-name="Text_20_body">
      <style:text-properties officeooo:rsid="00122d2f" officeooo:paragraph-rsid="00122d2f"/>
    </style:style>
    <style:style style:name="P4" style:family="paragraph" style:parent-style-name="Standard">
      <style:text-properties officeooo:paragraph-rsid="00127e28"/>
    </style:style>
    <style:style style:name="P5" style:family="paragraph" style:parent-style-name="Text_20_body">
      <style:text-properties officeooo:rsid="0019219d"/>
    </style:style>
    <style:style style:name="P6" style:family="paragraph" style:parent-style-name="Standard">
      <style:text-properties officeooo:paragraph-rsid="00202ba6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officeooo:paragraph-rsid="00233a96" style:font-style-asian="italic" style:font-style-complex="italic"/>
    </style:style>
    <style:style style:name="P9" style:family="paragraph" style:parent-style-name="Standard">
      <style:text-properties fo:font-style="normal" officeooo:paragraph-rsid="00233a96" style:font-style-asian="normal" style:font-style-complex="normal"/>
    </style:style>
    <style:style style:name="P10" style:family="paragraph" style:parent-style-name="Standard">
      <style:text-properties fo:font-style="normal" officeooo:rsid="00282641" officeooo:paragraph-rsid="00233a96" style:font-style-asian="normal" style:font-style-complex="normal"/>
    </style:style>
    <style:style style:name="P11" style:family="paragraph" style:parent-style-name="Standard">
      <style:text-properties officeooo:paragraph-rsid="00233a96"/>
    </style:style>
    <style:style style:name="P12" style:family="paragraph" style:parent-style-name="Standard">
      <style:text-properties officeooo:paragraph-rsid="00284c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05b" style:font-weight-asian="bold" style:font-weight-complex="bold"/>
    </style:style>
    <style:style style:name="T3" style:family="text">
      <style:text-properties fo:font-weight="bold" officeooo:rsid="001cc931" style:font-weight-asian="bold" style:font-weight-complex="bold"/>
    </style:style>
    <style:style style:name="T4" style:family="text">
      <style:text-properties fo:font-weight="bold" officeooo:rsid="001e4673" style:font-weight-asian="bold" style:font-weight-complex="bold"/>
    </style:style>
    <style:style style:name="T5" style:family="text">
      <style:text-properties fo:font-weight="bold" officeooo:rsid="00202ba6" style:font-weight-asian="bold" style:font-weight-complex="bold"/>
    </style:style>
    <style:style style:name="T6" style:family="text">
      <style:text-properties fo:font-weight="bold" officeooo:rsid="0021d5e7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0aca6"/>
    </style:style>
    <style:style style:name="T9" style:family="text">
      <style:text-properties fo:font-weight="normal" officeooo:rsid="001a805b" style:font-weight-asian="normal" style:font-weight-complex="normal"/>
    </style:style>
    <style:style style:name="T10" style:family="text">
      <style:text-properties officeooo:rsid="0014f481"/>
    </style:style>
    <style:style style:name="T11" style:family="text">
      <style:text-properties officeooo:rsid="00221025"/>
    </style:style>
    <style:style style:name="T12" style:family="text">
      <style:text-properties officeooo:rsid="00228296"/>
    </style:style>
    <style:style style:name="T13" style:family="text">
      <style:text-properties officeooo:rsid="00230d38"/>
    </style:style>
    <style:style style:name="T14" style:family="text">
      <style:text-properties officeooo:rsid="00233a9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3a96" style:font-style-asian="normal" style:font-style-complex="normal"/>
    </style:style>
    <style:style style:name="T17" style:family="text">
      <style:text-properties fo:font-style="normal" officeooo:rsid="00282641" style:font-style-asian="normal" style:font-style-complex="normal"/>
    </style:style>
    <style:style style:name="T18" style:family="text">
      <style:text-properties fo:font-style="normal" officeooo:rsid="00284c89" style:font-style-asian="normal" style:font-style-complex="normal"/>
    </style:style>
    <style:style style:name="T19" style:family="text">
      <style:text-properties fo:font-style="normal" officeooo:rsid="002bf5c4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bf5c4" style:font-style-asian="normal" style:font-weight-asian="bold" style:font-style-complex="normal" style:font-weight-complex="bold"/>
    </style:style>
    <style:style style:name="T22" style:family="text">
      <style:text-properties officeooo:rsid="0024d7b1"/>
    </style:style>
    <style:style style:name="T23" style:family="text">
      <style:text-properties officeooo:rsid="002d2265"/>
    </style:style>
    <style:style style:name="T24" style:family="text">
      <style:text-properties officeooo:rsid="002e8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<text:span text:style-name="T8">First dream</text:span>*</text:p>
      <text:p text:style-name="Standard"><text:span text:style-name="T5">Applewood</text:span><text:span text:style-name="T1"> </text:span><text:span text:style-name="T5">(</text:span><text:span text:style-name="T1">little girl</text:span><text:span text:style-name="T5">)</text:span>: Why don't you have a name?</text:p>
      <text:p text:style-name="Standard"><text:span text:style-name="Emphasis"><text:span text:style-name="T7">Opple's mind briefly drifts back to a memory from his school lesson.</text:span></text:span></text:p>
      <text:p text:style-name="Standard"><text:span text:style-name="T1">Teacher</text:span>: <text:span text:style-name="T23">How to write the word</text:span> "apple"?</text:p>
      <text:p text:style-name="Standard"><text:span text:style-name="T3">Boy</text:span>: Opple!</text:p>
      <text:p text:style-name="Standard"><text:span text:style-name="T1">Teacher</text:span>: That's not correct. The right answer is...</text:p>
      <text:p text:style-name="Standard"><text:span text:style-name="T3">Boy</text:span>: No! It's O.P.P.L.E!</text:p>
      <text:p text:style-name="Standard"><text:span text:style-name="Emphasis">Opple's memory fades away, returning him to the present moment.</text:span></text:p>
      <text:p text:style-name="Standard"><text:span text:style-name="T1">Opple</text:span>: My name is...</text:p>
      <text:p text:style-name="P6"><text:span text:style-name="T5">Applewood</text:span><text:span text:style-name="T4"> </text:span><text:span text:style-name="T5">(</text:span><text:span text:style-name="T4">little girl</text:span><text:span text:style-name="T5">)</text:span>: I know! You are the wrong apple!</text:p>
      <text:p text:style-name="Standard"><text:span text:style-name="T6">Dazzlewhisper</text:span>: (interjecting) Do not speak disrespectfully about other <text:span text:style-name="T11">P</text:span><text:span text:style-name="T8">ony’s</text:span> names. It is uncivilized, and we should strive to be better than uncouth griffons.</text:p>
      <text:p text:style-name="Standard"/>
      <text:p text:style-name="Standard">*<text:span text:style-name="T8">Second dream</text:span>*</text:p>
      <text:p text:style-name="P1">Воспоминания в виде изображений того как он одиноко стоял возле того места где он там появился, пытаясь разглядеть луну в набегающих тучах и сильным дождём. Где он укрывается над небольшой крышой. Но дождь всё-равно попадает на него. И он сильно мокнет.</text:p>
      <text:p text:style-name="P1"/>
      <text:p text:style-name="P1"/>
      <text:p text:style-name="P1"/>
      <text:p text:style-name="P2">Картина Оппла лежащего на кровати, он открывает глаза, лежит так впустую смотря на потолок долгое время и снова закрывает глаза.</text:p>
      <text:p text:style-name="P2"/>
      <text:p text:style-name="P2"/>
      <text:p text:style-name="P2">*<text:span text:style-name="T10">Opple leaving his room</text:span>*</text:p>
      <text:p text:style-name="P3"><text:span text:style-name="T1">Neighbor</text:span>: (jokingly) Another intense battle in your dreams? Did you lose this time? Looks like they managed to steal away your precious morning hours.</text:p>
      <text:p text:style-name="P4"><text:span text:style-name="T1">Opple</text:span>: (playfully responding) Oh, just you wait! I'll find a way to exact my revenge!</text:p>
      <text:p text:style-name="Standard"><text:span text:style-name="T1">Neighbor</text:span>: (grinning) Well, I certainly hope so. I wouldn't want you to let those dream adversaries off the hook so easily. You've got a reputation to uphold, you know?</text:p>
      <text:p text:style-name="Standard"><text:span text:style-name="T1">Opple</text:span>: (smiling) Indeed, I can't let them think they can best me without facing some consequences. Just you wait, my friend. The tables will turn!</text:p>
      <text:p text:style-name="Standard"><text:span text:style-name="T1">Neighbor</text:span>: (chuckling) I have no doubt about that, Opple. You always find a way to bounce back. Let the battles in your dreams continue, and may victory be yours!</text:p>
      <text:p text:style-name="Standard"/>
      <text:p text:style-name="Standard"/>
      <text:p text:style-name="Standard"/>
      <text:p text:style-name="Standard"/>
      <text:p text:style-name="Standard"><text:span text:style-name="Emphasis"><text:line-break/>Opple arrives at Dreamspinner's office, looking worn out.</text:span></text:p>
      <text:p text:style-name="Standard"><text:span text:style-name="T1">Dreamspinner</text:span>: Ah, there you are! You seem a bit battered. Bad dreams, I presume?</text:p>
      <text:p text:style-name="Standard"><text:span text:style-name="T1">Opple</text:span>: Yeah, the past has been haunting me.</text:p>
      <text:p text:style-name="Standard"><text:span text:style-name="T1">Dreamspinner</text:span>: The past should remain in the past, my friend. Let me take you back to the day we first met. It was in a narrow, desolate alley, a place I usually wouldn't venture into. But in my dream, I felt compelled to go there.</text:p>
      <text:p text:style-name="Standard"/>
      <text:p text:style-name="Standard"><text:span text:style-name="Emphasis">The scene shifts to their first encounter, a heavy downpour drenching the surroundings. Opple, looking drenched and disheveled, sits perched on a rooftop, seeking shelter from the rain. Lost in his own thoughts, he is startled by a voice behind him.</text:span></text:p>
      <text:p text:style-name="Standard"><text:span text:style-name="Emphasis"/></text:p>
      <text:p text:style-name="Standard"><text:soft-page-break/><text:span text:style-name="T1">Dreamspinner</text:span>: Looks like you got caught in the rain. (offers an umbrella to Opple)</text:p>
      <text:p text:style-name="Standard"><text:span text:style-name="T1">Opple</text:span>: (noticing Dreamspinner) Uh? Yeah... (after a slight delay) Thanks for the umbrella.</text:p>
      <text:p text:style-name="Standard"><text:span text:style-name="T1">Dreamspinner</text:span>: No problem at all! Dreams have a way of leading us to strange worlds and remarkable encounters. Where do your dreams guide you?</text:p>
      <text:p text:style-name="Standard"><text:span text:style-name="T1">Opple</text:span>: I'm just... lost in my thoughts.</text:p>
      <text:p text:style-name="P5"><text:span text:style-name="T2">Dreamspinner</text:span><text:span text:style-name="T9">: Sometimes our thoughts do us a disservice. What we truly need is a good dream to light our way and help us see beyond the darkness. We can find solace and inspiration in sharing our dreams with others.</text:span></text:p>
      <text:p text:style-name="Standard"><text:span text:style-name="Emphasis">The scene transitions, leaving their shared moment behind.</text:span></text:p>
      <text:p text:style-name="Standard"><text:span text:style-name="T1">Dreamspinner</text:span>: So, Opple, where do your dreams...</text:p>
      <text:p text:style-name="Standard"><text:span text:style-name="Emphasis">Suddenly, person bursts into the room, interrupting their conversation.</text:span></text:p>
      <text:p text:style-name="Standard"><text:span text:style-name="T1">Nocturne blight</text:span>: Dreamspinner, Crystalwind has arrived!</text:p>
      <text:p text:style-name="Standard"><text:span text:style-name="T1">Dreamspinner</text:span>: Apologies, Opple, but I must attend to some urgent matters on the “other side”. Duty calls. We'll have to continue our discussion <text:span text:style-name="T24">in </text:span>another time.</text:p>
      <text:p text:style-name="Standard"/>
      <text:p text:style-name="Standard"/>
      <text:p text:style-name="P7">Opple sat down, feeling perplexed, and started to focus on his work.</text:p>
      <text:p text:style-name="P7">Suddenly, there were loud knocks on the door, and a postman courier appeared.</text:p>
      <text:p text:style-name="Standard"><text:span text:style-name="T1">Parcel Reed</text:span>: Package for Dreamspinner.</text:p>
      <text:p text:style-name="Standard"><text:span text:style-name="T1">Opple</text:span>: I'll take it.</text:p>
      <text:p text:style-name="P7">Parcel Reed left the room, leaving Opple curious.</text:p>
      <text:p text:style-name="Standard"><text:span text:style-name="T1">Opple</text:span>: <text:span text:style-name="T12">(</text:span>muttering to himself<text:span text:style-name="T12">)</text:span> Quite the reluctant one, isn't <text:span text:style-name="T13">s</text:span>he?</text:p>
      <text:p text:style-name="Standard"/>
      <text:p text:style-name="P7">Opple began to carefully unpack the package.</text:p>
      <text:p text:style-name="P7">As he delved into it, he discovered a small, oblong, and sharply pointed object.</text:p>
      <text:p text:style-name="P7">Using his magic, Opple attempted to lift the object, but was suddenly struck with a sharp pain in his head.</text:p>
      <text:p text:style-name="Standard"><text:span text:style-name="T1">Opple</text:span>: Ouch!</text:p>
      <text:p text:style-name="P7">In the next instant, the artifact began to levitate and emit a dazzling light.</text:p>
      <text:p text:style-name="Standard"><text:span text:style-name="T1">Opple</text:span>: <text:span text:style-name="T14">(</text:span>exclaiming loudly<text:span text:style-name="T14">)</text:span> No, no, no!</text:p>
      <text:p text:style-name="P7">Opple's eyes started to shine with the same color as the object.</text:p>
      <text:p text:style-name="Standard"/>
      <text:p text:style-name="P7">Swiftly flying in on his wings, Crystalwind burst into the room, forcefully breaking down the door.</text:p>
      <text:p text:style-name="Standard"><text:span text:style-name="T1">Crystalwind</text:span>: <text:span text:style-name="T14">(</text:span>muttering to himself while quickly selecting the necessary artifacts from under his cloak<text:span text:style-name="T14">)</text:span> Which one will contain it and help...</text:p>
      <text:p text:style-name="Standard"><text:span text:style-name="T1">Opple</text:span>: <text:span text:style-name="T14">(</text:span>without making direct contact with anyone<text:span text:style-name="T14">)</text:span> Stay quiet!</text:p>
      <text:p text:style-name="P8">In the next moment, Opple's eyes returned to their normal state <text:span text:style-name="T14">and </text:span>the artifact began to <text:span text:style-name="T14">fall</text:span>.</text:p>
      <text:p text:style-name="P9">Dreamspinner reflexively <text:span text:style-name="T22">would start</text:span> to use the magic for prevent the fall of artifact</text:p>
      <text:p text:style-name="P8"><text:span text:style-name="T20">Crystalwind</text:span>: <text:span text:style-name="T16">(</text:span><text:span text:style-name="T15">gave a slap in the face by his wing to Dreamspinner</text:span><text:span text:style-name="T16">)</text:span><text:span text:style-name="T15"> don’t use magic on it!</text:span></text:p>
      <text:p text:style-name="P8">Artifact was fall to floor with sparkles</text:p>
      <text:p text:style-name="P8"><text:span text:style-name="T20">Crystalwind</text:span>: <text:span text:style-name="T14">(</text:span><text:span text:style-name="T15">using one of his artifact to contain dangerous one</text:span><text:span text:style-name="T16">)</text:span><text:span text:style-name="T15"> </text:span><text:span text:style-name="T16">(</text:span><text:span text:style-name="T15">loudly to Dreamspinner</text:span><text:span text:style-name="T16">)</text:span><text:span text:style-name="T15"> Stop catching the sheeps</text:span></text:p>
      <text:p text:style-name="P8">Dreamspinner hurriedly approached Opple.</text:p>
      <text:p text:style-name="P11"><text:span text:style-name="T1">Opple</text:span>: <text:span text:style-name="T14">(</text:span>breathing heavily<text:span text:style-name="T14">)</text:span> I'm fine!</text:p>
      <text:p text:style-name="P12"><text:span text:style-name="T17">*</text:span><text:span text:style-name="T18">В этот момент рядом с Опплом стоит </text:span><text:span text:style-name="T21">Whispersong</text:span><text:span text:style-name="T18">, но тот на неё не обращает внимания </text:span><text:span text:style-name="T19">и никто её не видит</text:span><text:span text:style-name="T17">*</text:span></text:p>
      <text:p text:style-name="P8">Crystalwind successfully contained the dangerous artifact using one of his own.</text:p>
      <text:p text:style-name="P11"><text:span text:style-name="T1">Dreamspinner</text:span>: <text:span text:style-name="T14">(</text:span>continuing the conversation that was interrupted<text:span text:style-name="T14">)</text:span> ...present to you.</text:p>
      <text:p text:style-name="P11"><text:span text:style-name="T1">Crystalwind</text:span>: What wind blew you to the wrong place that you ordered a package with an unknown artifact through regular mail? Luckily, no unicorn along the way decided to use magic on it!</text:p>
      <text:p text:style-name="P11"><text:soft-page-break/><text:span text:style-name="T20">Crystalwind</text:span><text:span text:style-name="T15">: </text:span><text:span text:style-name="T16">(</text:span><text:span text:style-name="T15">studying the artifact</text:span><text:span text:style-name="T16">)</text:span><text:span text:style-name="T15"> Hmm... It seems that your assistant knows how to handle dangerous artifacts quite well! </text:span><text:span text:style-name="T17">That artifact already contained!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20:55:48.074617707</meta:creation-date>
    <dc:date>2026-02-15T11:23:15.969981979</dc:date>
    <meta:editing-duration>PT2H49M20S</meta:editing-duration>
    <meta:editing-cycles>34</meta:editing-cycles>
    <meta:generator>LibreOffice/24.2.7.2$Linux_X86_64 LibreOffice_project/420$Build-2</meta:generator>
    <meta:document-statistic meta:table-count="0" meta:image-count="0" meta:object-count="0" meta:page-count="3" meta:paragraph-count="63" meta:word-count="899" meta:character-count="5457" meta:non-whitespace-character-count="4620"/>
  </office:meta>
</office:document-meta>
</file>